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4a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Question-1: </text:span>Pattern Program</text:p>
      <text:p text:style-name="Standard">let no = 1;</text:p>
      <text:p text:style-name="Standard">for (let i = 1; i &lt;= 4; i++) {</text:p>
      <text:p text:style-name="Standard"><text:s text:c="4"/>let s = "";</text:p>
      <text:p text:style-name="Standard"><text:s text:c="4"/>for (let j = 1; j &lt;= 4; j++) {</text:p>
      <text:p text:style-name="Standard"><text:s text:c="8"/>if (j &lt;= i) {</text:p>
      <text:p text:style-name="Standard"><text:s text:c="12"/>s += no+" ";</text:p>
      <text:p text:style-name="Standard"><text:s text:c="12"/>no++;</text:p>
      <text:p text:style-name="Standard"><text:s text:c="8"/>}</text:p>
      <text:p text:style-name="Standard"><text:s text:c="8"/>else {</text:p>
      <text:p text:style-name="Standard"><text:s text:c="12"/>s += " <text:s/>";</text:p>
      <text:p text:style-name="Standard"><text:s text:c="8"/>}</text:p>
      <text:p text:style-name="Standard"><text:s text:c="4"/>}</text:p>
      <text:p text:style-name="Standard"><text:s text:c="4"/>console.log(s);</text:p>
      <text:p text:style-name="Standard">}</text:p>
      <text:p text:style-name="Standard"/>
      <text:p text:style-name="Standard"/>
      <text:p text:style-name="Standard">//<text:span text:style-name="T1">Question-2: </text:span>Check Amstrong no</text:p>
      <text:p text:style-name="Standard">let no = 371;</text:p>
      <text:p text:style-name="Standard">let no1 = no;</text:p>
      <text:p text:style-name="Standard">let sum = 0;</text:p>
      <text:p text:style-name="Standard">while (no1 != 0) {</text:p>
      <text:p text:style-name="Standard"><text:s text:c="4"/>let x = Number(no1) % 10;</text:p>
      <text:p text:style-name="Standard"><text:s text:c="4"/>no1 /= 10;</text:p>
      <text:p text:style-name="Standard"><text:s text:c="4"/>no1 = Math.floor(no1);</text:p>
      <text:p text:style-name="Standard"><text:s text:c="4"/>sum += x ** 3;</text:p>
      <text:p text:style-name="Standard">}</text:p>
      <text:p text:style-name="Standard">if (sum == no) {</text:p>
      <text:p text:style-name="Standard"><text:s text:c="4"/>console.log("Amstrong Number");</text:p>
      <text:p text:style-name="Standard">}</text:p>
      <text:p text:style-name="Standard">else {</text:p>
      <text:p text:style-name="Standard"><text:s text:c="4"/>console.log("Not a Amstrong Number");</text:p>
      <text:p text:style-name="Standard">}</text:p>
      <text:p text:style-name="Standard"/>
      <text:p text:style-name="Standard"/>
      <text:p text:style-name="Standard">//<text:span text:style-name="T1">Question-3: </text:span>Check Special No or not</text:p>
      <text:p text:style-name="Standard">let factorial = (no)=&gt; {</text:p>
      <text:p text:style-name="Standard"><text:s text:c="4"/>let mul = 1;</text:p>
      <text:p text:style-name="Standard"><text:s text:c="4"/>if (no == 0 || no == 1) </text:p>
      <text:p text:style-name="Standard"><text:s text:c="8"/>return 1;</text:p>
      <text:p text:style-name="Standard"/>
      <text:p text:style-name="Standard"><text:s text:c="4"/>for (let i = 2; i &lt;= no; i++) {</text:p>
      <text:p text:style-name="Standard"><text:s text:c="8"/>mul *= i;</text:p>
      <text:p text:style-name="Standard"><text:s text:c="4"/>}</text:p>
      <text:p text:style-name="Standard"><text:s text:c="4"/>return mul;</text:p>
      <text:p text:style-name="Standard">}</text:p>
      <text:p text:style-name="Standard">let no = 145;</text:p>
      <text:p text:style-name="Standard">let no1 = no;</text:p>
      <text:p text:style-name="Standard">let sum = 0;</text:p>
      <text:p text:style-name="Standard">while (no != 0) {</text:p>
      <text:p text:style-name="Standard"><text:s text:c="4"/>let x = no % 10;</text:p>
      <text:p text:style-name="Standard"><text:s text:c="4"/>no = no/10;</text:p>
      <text:p text:style-name="Standard"><text:soft-page-break/><text:s text:c="4"/>no = Math.floor(no);</text:p>
      <text:p text:style-name="Standard"><text:s text:c="4"/>sum+= factorial(x);</text:p>
      <text:p text:style-name="Standard">}</text:p>
      <text:p text:style-name="Standard">if (sum == no1) {</text:p>
      <text:p text:style-name="Standard"><text:s text:c="4"/>console.log("Special No");</text:p>
      <text:p text:style-name="Standard">}</text:p>
      <text:p text:style-name="Standard">else {</text:p>
      <text:p text:style-name="Standard"><text:s text:c="4"/>console.log("Not a Special No"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1:21:00.317481734</meta:creation-date>
    <dc:date>2022-12-04T21:49:46.768815397</dc:date>
    <meta:editing-duration>PT18M36S</meta:editing-duration>
    <meta:editing-cycles>1</meta:editing-cycles>
    <meta:document-statistic meta:table-count="0" meta:image-count="0" meta:object-count="0" meta:page-count="2" meta:paragraph-count="56" meta:word-count="196" meta:character-count="960" meta:non-whitespace-character-count="650"/>
    <meta:generator>LibreOffice/7.3.7.2$Linux_X86_64 LibreOffice_project/30$Build-2</meta:generator>
  </office:meta>
</office:document-meta>
</file>